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589cm" fo:min-width="5.56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363cm" fo:min-width="5.33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73cm" fo:min-width="0.62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72cm" svg:height="8.255cm" svg:x="11.1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255cm" svg:height="7.937cm" svg:x="5.127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88cm" svg:height="1.587cm" svg:x="8.93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88cm" svg:height="1.587cm" svg:x="8.938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88cm" svg:height="1.587cm" svg:x="15.139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88cm" svg:height="1.587cm" svg:x="13.04cm" svg:y="1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88cm" svg:height="1.587cm" svg:x="11.341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0.525cm" svg:y1="8.62cm" svg:x2="11.477cm" svg:y2="9.572cm">
          <text:p/>
        </draw:line>
        <draw:line draw:style-name="gr4" draw:text-style-name="P2" draw:layer="layout" svg:x1="10.207cm" svg:y1="13.065cm" svg:x2="13.065cm" svg:y2="16.557cm">
          <text:p/>
        </draw:line>
        <draw:line draw:style-name="gr4" draw:text-style-name="P2" draw:layer="layout" svg:x1="15.617cm" svg:y1="15.065cm" svg:x2="14.665cm" svg:y2="16.652cm">
          <text:p/>
        </draw:line>
        <draw:line draw:style-name="gr4" draw:text-style-name="P2" draw:layer="layout" svg:x1="11.16cm" svg:y1="10.842cm" svg:x2="10.525cm" svg:y2="11.16cm">
          <text:p/>
        </draw:line>
        <draw:frame draw:style-name="gr5" draw:text-style-name="P3" draw:layer="layout" svg:width="0.952cm" svg:height="0.962cm" svg:x="9.255cm" svg:y="7.667cm">
          <draw:text-box>
            <text:p>a</text:p>
          </draw:text-box>
        </draw:frame>
        <draw:frame draw:style-name="gr5" draw:text-style-name="P3" draw:layer="layout" svg:width="0.635cm" svg:height="0.962cm" svg:x="9.154cm" svg:y="11.621cm">
          <draw:text-box>
            <text:p>c</text:p>
          </draw:text-box>
        </draw:frame>
        <draw:frame draw:style-name="gr5" draw:text-style-name="P3" draw:layer="layout" svg:width="0.635cm" svg:height="0.962cm" svg:x="11.795cm" svg:y="9.89cm">
          <draw:text-box>
            <text:p>b</text:p>
          </draw:text-box>
        </draw:frame>
        <draw:frame draw:style-name="gr5" draw:text-style-name="P3" draw:layer="layout" svg:width="1.27cm" svg:height="0.962cm" svg:x="13.395cm" svg:y="17.07cm">
          <draw:text-box>
            <text:p>f</text:p>
          </draw:text-box>
        </draw:frame>
        <draw:custom-shape draw:style-name="gr3" draw:text-style-name="P1" draw:layer="layout" svg:width="1.588cm" svg:height="1.587cm" svg:x="6.39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88cm" svg:height="1.587cm" svg:x="6.08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88cm" svg:height="1.587cm" svg:x="16.035cm" svg:y="1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937cm" svg:y1="8.302cm" svg:x2="7.985cm" svg:y2="8.302cm">
          <text:p/>
        </draw:line>
        <draw:line draw:style-name="gr4" draw:text-style-name="P2" draw:layer="layout" svg:x1="7.032cm" svg:y1="9.572cm" svg:x2="7.032cm" svg:y2="10.525cm">
          <text:p/>
        </draw:line>
        <draw:line draw:style-name="gr4" draw:text-style-name="P2" draw:layer="layout" svg:x1="7.667cm" svg:y1="11.477cm" svg:x2="8.62cm" svg:y2="11.795cm">
          <text:p/>
        </draw:line>
        <draw:frame draw:style-name="gr6" draw:text-style-name="P4" draw:layer="layout" svg:width="0.635cm" svg:height="0.962cm" svg:x="6.515cm" svg:y="10.86cm">
          <draw:text-box>
            <text:p>d</text:p>
          </draw:text-box>
        </draw:frame>
        <draw:frame draw:style-name="gr7" draw:text-style-name="P4" draw:layer="layout" svg:width="0.952cm" svg:height="0.962cm" svg:x="6.715cm" svg:y="8.302cm">
          <draw:text-box>
            <text:p>e</text:p>
          </draw:text-box>
        </draw:frame>
        <draw:line draw:style-name="gr4" draw:text-style-name="P2" draw:layer="layout" svg:x1="7.985cm" svg:y1="9.255cm" svg:x2="10.842cm" svg:y2="9.89cm">
          <text:p/>
        </draw:line>
        <draw:line draw:style-name="gr4" draw:text-style-name="P2" draw:layer="layout" svg:x1="14.882cm" svg:y1="17.905cm" svg:x2="15.517cm" svg:y2="17.905cm">
          <text:p/>
        </draw:line>
        <draw:line draw:style-name="gr4" draw:text-style-name="P2" draw:layer="layout" svg:x1="16.352cm" svg:y1="15.165cm" svg:x2="16.67cm" svg:y2="17.07cm">
          <text:p/>
        </draw:line>
        <draw:frame draw:style-name="gr5" draw:text-style-name="P4" draw:layer="layout" svg:width="0.318cm" svg:height="0.962cm" svg:x="15.717cm" svg:y="13.695cm">
          <draw:text-box>
            <text:p>g</text:p>
          </draw:text-box>
        </draw:frame>
        <draw:frame draw:style-name="gr7" draw:text-style-name="P4" draw:layer="layout" svg:width="0.953cm" svg:height="0.962cm" svg:x="16.352cm" svg:y="17.387cm">
          <draw:text-box>
            <text:p>h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6T00:30:12.040190967</meta:creation-date>
    <dc:date>2022-03-21T10:18:10.350852831</dc:date>
    <meta:editing-duration>PT10M1S</meta:editing-duration>
    <meta:editing-cycles>2</meta:editing-cycles>
    <meta:generator>LibreOffice/7.3.0.3$Linux_X86_64 LibreOffice_project/30$Build-3</meta:generator>
    <meta:document-statistic meta:object-count="28"/>
  </office:meta>
</office:document-meta>
</file>